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 style:list-style-name="L1">
      <style:text-properties style:font-name="Arial"/>
    </style:style>
    <style:style style:name="P7" style:family="paragraph" style:parent-style-name="Standard" style:list-style-name="L1">
      <style:text-properties style:font-name="Arial"/>
    </style:style>
    <style:style style:name="P8" style:family="paragraph" style:parent-style-name="Standard" style:list-style-name="L1">
      <style:text-properties style:font-name="Arial"/>
    </style:style>
    <style:style style:name="P9" style:family="paragraph" style:parent-style-name="Standard" style:list-style-name="L1">
      <style:text-properties style:font-name="Arial"/>
    </style:style>
    <style:style style:name="P10" style:family="paragraph" style:parent-style-name="Standard" style:list-style-name="L1">
      <style:text-properties style:font-name="Arial"/>
    </style:style>
    <style:style style:name="P11" style:family="paragraph" style:parent-style-name="Standard" style:list-style-name="L1">
      <style:text-properties style:font-name="Arial"/>
    </style:style>
    <style:style style:name="P12" style:family="paragraph" style:parent-style-name="Standard" style:list-style-name="L1">
      <style:text-properties style:font-name="Arial"/>
    </style:style>
    <style:style style:name="P13" style:family="paragraph" style:parent-style-name="Standard" style:list-style-name="L1">
      <style:text-properties style:font-name="Arial"/>
    </style:style>
    <style:style style:name="P14" style:family="paragraph" style:parent-style-name="Standard" style:list-style-name="L1">
      <style:text-properties style:font-name="Arial"/>
    </style:style>
    <style:style style:name="P15" style:family="paragraph" style:parent-style-name="Standard" style:list-style-name="L1">
      <style:text-properties style:font-name="Arial"/>
    </style:style>
    <style:style style:name="P16" style:family="paragraph" style:parent-style-name="Standard" style:list-style-name="L1">
      <style:text-properties style:font-name="Arial"/>
    </style:style>
    <style:style style:name="P17" style:family="paragraph" style:parent-style-name="Standard">
      <style:paragraph-properties fo:text-align="justify" style:justify-single-word="false"/>
      <style:text-properties style:font-name="Ari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Arial"/>
    </style:style>
    <style:style style:name="P22" style:family="paragraph" style:parent-style-name="Standard" style:list-style-name="L3">
      <style:paragraph-properties fo:text-align="justify" style:justify-single-word="false"/>
      <style:text-properties style:font-name="Arial"/>
    </style:style>
    <style:style style:name="P23" style:family="paragraph" style:parent-style-name="Standard" style:list-style-name="L4">
      <style:paragraph-properties fo:text-align="justify" style:justify-single-word="false"/>
      <style:text-properties style:font-name="Ari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 Linux. Administració avançada (Samba/Apache/DNS)</text:p>
      <text:p text:style-name="P1"><text:s text:c="73"/><text:tab/><text:tab/><text:tab/><text:tab/><text:tab/> <text:s text:c="2"/>Gener'08</text:p>
      <text:p text:style-name="P1"/>
      <text:p text:style-name="P2">Desenvolupament del curs</text:p>
      <text:p text:style-name="P2">Linux. Administració avançada (Samba/Apache/DNS)</text:p>
      <text:p text:style-name="P2"><text:s/>(ICE-0007190014)</text:p>
      <text:p text:style-name="P1"/>
      <text:p text:style-name="P4">Calendari del curs</text:p>
      <text:p text:style-name="P1"/>
      <text:p text:style-name="P5">El curs comença el dia 9 de gener de 2008 i finalitza el 8 de febrer de 2008. Hi han 10 sessions de 5 hores amb un total de 50h certificables:</text:p>
      <text:p text:style-name="P1"/>
      <text:list text:style-name="L1">
        <text:list-item>
          <text:p text:style-name="P6">09/01/2008 09:00 h - 14:00 h</text:p>
        </text:list-item>
        <text:list-item>
          <text:p text:style-name="P6">11/01/2008 09:00 h - 14:00 h</text:p>
        </text:list-item>
        <text:list-item>
          <text:p text:style-name="P6">16/01/2008 09:00 h - 14:00 h</text:p>
        </text:list-item>
        <text:list-item>
          <text:p text:style-name="P6">18/01/2008 09:00 h - 14:00 h</text:p>
        </text:list-item>
        <text:list-item>
          <text:p text:style-name="P6">23/01/2008 09:00 h - 14:00 h</text:p>
        </text:list-item>
        <text:list-item>
          <text:p text:style-name="P6">25/01/2008 09:00 h - 14:00 h</text:p>
        </text:list-item>
        <text:list-item>
          <text:p text:style-name="P6">30/01/2008 09:00 h - 14:00 h</text:p>
        </text:list-item>
        <text:list-item>
          <text:p text:style-name="P6">01/02/2008 09:00 h - 14:00 h</text:p>
        </text:list-item>
        <text:list-item>
          <text:p text:style-name="P6">06/02/2008 09:00 h - 14:00 h</text:p>
        </text:list-item>
        <text:list-item>
          <text:p text:style-name="P6">08/02/2008 09:00 h - 14:00 h</text:p>
          <text:p text:style-name="P6"/>
        </text:list-item>
      </text:list>
      <text:p text:style-name="P5">Si no hi ha canvis d'última hora, totes les sessions es duran a terme a l'aula LINUX de l'ETSEIB, planta 8, porta 27, a l'escola d'Enginyeria Industrial situada a l'Av. Diagonal, 647 <text:s/>del Campus Sud de la Universitat Politècnica de Catalunya. </text:p>
      <text:p text:style-name="P5"/>
      <text:p text:style-name="P3">Assistència a les sessions</text:p>
      <text:p text:style-name="P3"/>
      <text:p text:style-name="P5">Segons indicacions de la direcció general de Formació Professional es certificaran les hores reals de curs sempre i quan s'assisteixi a un mínim del 80% de les hores. Per tant, si no podeu assistir a alguna de les sessions de forma parcial o total, es restaran del còmput total d'hores en la certificació final del curs.</text:p>
      <text:p text:style-name="P5"/>
      <text:p text:style-name="P3">Material Necessari</text:p>
      <text:p text:style-name="P3"/>
      <text:p text:style-name="P5">Al tractar-se d'un curs presencial no és necessari cap material addicional a part del que es</text:p>
      <text:p text:style-name="P5">proporciona durant les classes. Les eines de programari que s'utilitzen per realitzar el curs</text:p>
      <text:p text:style-name="P5">són Programari Lliure, i per tant estan a lliure disposició a Internet. El curs disposa d'una</text:p>
      <text:p text:style-name="P5">aula de Suport Virtual anomenada <text:a xlink:type="simple" xlink:href="http://atenea.upc.edu:8080/moodle/">Atenea</text:a>. Aquesta aula virtual està basada en <text:a xlink:type="simple" xlink:href="http://moodle.org/">Moodle</text:a>.</text:p>
      <text:p text:style-name="P5"/>
      <text:p text:style-name="P5">També podeu trobar tot el material del curs en un DVD que us entregarem o que podreu descarregar de la web de l'ICE:</text:p>
      <text:list text:style-name="L4">
        <text:list-item>
          <text:p text:style-name="P23"><text:a xlink:type="simple" xlink:href="http://www-ice.upc.edu/permanent_ps_recursos.htm">http://www-ice.upc.edu/permanent_ps_recursos.htm</text:a></text:p>
        </text:list-item>
      </text:list>
      <text:p text:style-name="P5"/>
      <text:p text:style-name="P3">Professors</text:p>
      <text:p text:style-name="P3"/>
      <text:p text:style-name="P5">El professors/consultors del curs són:</text:p>
      <text:list text:style-name="L2">
        <text:list-item>
          <text:p text:style-name="P18"><text:span text:style-name="T1">Josep Vilaplana Pastor.</text:span><text:span text:style-name="T2"> Correu electrònic: </text:span><text:a xlink:type="simple" xlink:href="mailto:sergi.tur@upc.edu"><text:span text:style-name="T2">josep@lsi.upc.edu</text:span></text:a></text:p>
        </text:list-item>
        <text:list-item>
          <text:p text:style-name="P24">Lluís Pérez Vidal.<text:span text:style-name="T2"> Correu electrònic: </text:span><text:a xlink:type="simple" xlink:href="mailto:lpv@lsi.upc.edu"><text:span text:style-name="T2">lpv@lsi.upc.edu</text:span></text:a></text:p>
        </text:list-item>
        <text:list-item>
          <text:p text:style-name="P18"><text:span text:style-name="T1">Sergi Tur Badenas</text:span>. Correu electrònic: <text:a xlink:type="simple" xlink:href="mailto:sergi.tur@upc.edu">sergi.tur@upc.edu</text:a></text:p>
          <text:p text:style-name="P18"/>
        </text:list-item>
      </text:list>
      <text:p text:style-name="P5"><text:s text:c="4"/></text:p>
      <text:p text:style-name="P5"/>
      <text:p text:style-name="P5"><text:soft-page-break/>No dubteu en posar-vos-hi en contacte via correu electrònic per a qualsevol dubte o consulta sobre el curs. Tenim el compromís de respondre en un màxim de 48 hores.</text:p>
      <text:p text:style-name="P5"><text:tab/><text:tab/><text:tab/><text:tab/> <text:s text:c="72"/></text:p>
      <text:p text:style-name="P3">Certificats, dubtes de coordinació, suggeriments, queixes...</text:p>
      <text:p text:style-name="P3"/>
      <text:p text:style-name="P5">Tant per demanar el certificat del curs com per altres dubtes no relatius a la docència</text:p>
      <text:p text:style-name="P5">podeu posar-vos en contacte amb l'ICE:</text:p>
      <text:p text:style-name="P5"/>
      <text:p text:style-name="P3">Edifici Vèrtex (Campus Nord)</text:p>
      <text:p text:style-name="P5">Plaça Eusebi Güell, 6</text:p>
      <text:p text:style-name="P5">08034 Barcelona</text:p>
      <text:p text:style-name="P5">Tel. 93 401 60 66</text:p>
      <text:p text:style-name="P5">Fax: 93 401 56 16</text:p>
      <text:p text:style-name="P5"><text:a xlink:type="simple" xlink:href="mailto:info.ice@upc.edu">info.ice@upc.edu</text:a></text:p>
      <text:p text:style-name="P5"/>
      <text:p text:style-name="P3">Horari d'atenció:</text:p>
      <text:p text:style-name="P5">Matins: dilluns a divendres, de 9.30h a 13.30h.</text:p>
      <text:p text:style-name="P5">Tardes: dilluns i dimecres, de 16.00h a 18.00h.</text:p>
      <text:p text:style-name="P5"/>
      <text:p text:style-name="P5"><text:span text:style-name="T1">Com arribar-hi?</text:span> <text:s/><text:a xlink:type="simple" xlink:href="http://www-ice.upc.es/on_som.htm">http://www-ice.upc.es/on_som.htm</text:a></text:p>
      <text:p text:style-name="P5"/>
      <text:p text:style-name="P5">El coordinador del curs és:</text:p>
      <text:p text:style-name="P5"/>
      <text:list text:style-name="L3">
        <text:list-item>
          <text:p text:style-name="P21">Jordi Bofill Puig. Tel: 93 4015660. Correu electrònic: jordi.bofill-puig@upc.edu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ca" style:country-asian="ES" style:font-size-complex="12pt" style:language-complex="ca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a" fo:country="ES" style:font-name-asian="DejaVu Sans" style:font-size-asian="12pt" style:language-asian="ca" style:country-asian="ES" style:font-name-complex="DejaVu Sans" style:font-size-complex="12pt" style:language-complex="ca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Badenas</meta:initial-creator>
    <meta:creation-date>2006-10-18T07:20:51</meta:creation-date>
    <dc:creator>Sergi Tur</dc:creator>
    <dc:date>2008-01-08T09:00:40</dc:date>
    <meta:editing-cycles>16</meta:editing-cycles>
    <meta:editing-duration>PT59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0" meta:word-count="468" meta:character-count="2831"/>
  </office:meta>
</office:document-meta>
</file>